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>
      <style:text-properties style:font-name="Liberation San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Standard">
      <style:text-properties style:font-name="Liberation San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5" style:family="paragraph" style:parent-style-name="Standard">
      <style:text-properties style:font-name="Liberation San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6" style:family="paragraph" style:parent-style-name="Standard">
      <style:paragraph-properties fo:break-before="column"/>
      <style:text-properties style:font-name="Liberation Sans" fo:font-size="40pt" fo:font-weight="bold" style:font-size-asian="40pt" style:font-weight-asian="bold" style:font-size-complex="40pt" style:font-weight-complex="bold"/>
    </style:style>
    <style:style style:name="P7" style:family="paragraph" style:parent-style-name="Standard">
      <style:paragraph-properties fo:break-before="page"/>
      <style:text-properties style:font-name="Liberation Sans" fo:font-size="40pt" fo:font-weight="bold" style:font-size-asian="40pt" style:font-weight-asian="bold" style:font-size-complex="40pt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style:font-name="Liberation Sans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9" style:family="paragraph" style:parent-style-name="Horizontal_20_Line">
      <style:text-properties fo:font-size="11pt" style:font-size-asian="11pt" style:font-size-complex="11pt"/>
    </style:style>
    <style:style style:name="P10" style:family="paragraph" style:parent-style-name="Standard">
      <style:text-properties style:font-name="Liberation Sans" fo:font-size="28pt" fo:font-style="normal" fo:font-weight="normal" officeooo:paragraph-rsid="00158588" style:font-size-asian="28pt" style:font-style-asian="normal" style:font-weight-asian="normal" style:font-size-complex="28pt" style:font-style-complex="normal" style:font-weight-complex="normal"/>
    </style:style>
    <style:style style:name="P11" style:family="paragraph" style:parent-style-name="Standard">
      <style:text-properties style:font-name="Liberation Sans" fo:font-size="28pt" fo:font-style="normal" fo:font-weight="normal" officeooo:rsid="00158588" officeooo:paragraph-rsid="00158588" style:font-size-asian="28pt" style:font-style-asian="normal" style:font-weight-asian="normal" style:font-size-complex="28pt" style:font-style-complex="normal" style:font-weight-complex="normal"/>
    </style:style>
    <style:style style:name="T1" style:family="text">
      <style:text-properties officeooo:rsid="001585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bblino</text:p>
      <text:p text:style-name="P5">bubblino.com</text:p>
      <text:p text:style-name="P9"/>
      <text:p text:style-name="P2"/>
      <text:p text:style-name="P3">Bubblino is a Twitter-monitoring, bubble-blowing Arduino-bot. <text:s/>He watches Twitter for a chosen keyword and whenever he finds a new mention he blows bubbles to celebrate.</text:p>
      <text:p text:style-name="P6"><text:span text:style-name="T1">@DoESTower</text:span></text:p>
      <text:p text:style-name="P5"><text:span text:style-name="T1">twitter</text:span>.com/<text:span text:style-name="T1">DoESTower</text:span></text:p>
      <text:p text:style-name="P9"/>
      <text:p text:style-name="P2"/>
      <text:p text:style-name="P10"><text:span text:style-name="T1">A 3D printed model of the St. John's Beacon (a.k.a. Radio City Tower).</text:span></text:p>
      <text:p text:style-name="P10"/>
      <text:p text:style-name="P11">Broadcasting Radio MakeFest on 90.5 FM.</text:p>
      <text:p text:style-name="P10"/>
      <text:p text:style-name="P10"><text:span text:style-name="T1">Control the downlights by tweeting a colour to @DoESTower</text:span>.</text:p>
      <text:p text:style-name="P7">The Ackers Bell</text:p>
      <text:p text:style-name="P5">mcqn.com/making</text:p>
      <text:p text:style-name="P9"/>
      <text:p text:style-name="P2"/>
      <text:p text:style-name="P3">Commissioned from MCQN Ltd by ScraperWiki, the Ackers Bell is tied to their online accounts system. <text:s/>Whenever a new sale is made, the bell rings to notify the team of their success.</text:p>
      <text:p text:style-name="P6">WhereDial</text:p>
      <text:p text:style-name="P5">wheredial.com</text:p>
      <text:p text:style-name="P9"/>
      <text:p text:style-name="P2"/>
      <text:p text:style-name="P3">The WhereDial is a fun and quirky way to keep your family and friends connected with your daily life. <text:s/>Check in using social media and the dial rotates to read “Home”, “Station” or wherever you are.</text:p>
      <text:p text:style-name="P8"/>
      <text:p text:style-name="P4"/>
      <text:p text:style-name="P6">Good Night Lamp</text:p>
      <text:p text:style-name="P5">goodnightlamp.com</text:p>
      <text:p text:style-name="P9"/>
      <text:p text:style-name="P2"/>
      <text:p text:style-name="P3">A family of Internet-connected lamps. <text:s/>A Big Lamp triggers Little Lamps to turn on anywhere in the world.</text:p>
      <text:p text:style-name="P3"/>
      <text:p text:style-name="P3">Keep your loved ones near, even when they are f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</meta:initial-creator>
    <meta:creation-date>2013-04-22T11:11:14</meta:creation-date>
    <meta:print-date>2015-06-26T16:36:52.268346579</meta:print-date>
    <dc:date>2015-06-26T16:55:03.071066022</dc:date>
    <meta:editing-duration>PT1H49M39S</meta:editing-duration>
    <meta:editing-cycles>2</meta:editing-cycles>
    <meta:generator>LibreOffice/4.3.7.2$Linux_X86_64 LibreOffice_project/430m0$Build-2</meta:generator>
    <meta:document-statistic meta:table-count="0" meta:image-count="0" meta:object-count="0" meta:page-count="3" meta:paragraph-count="18" meta:word-count="163" meta:character-count="1005" meta:non-whitespace-character-count="856"/>
  </office:meta>
</office:document-meta>
</file>